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5pt" style:text-underline-style="none" fo:font-weight="normal" officeooo:rsid="00145cc6" officeooo:paragraph-rsid="00145cc6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style:font-name="Ubuntu" fo:font-size="15pt" style:text-underline-style="none" fo:font-weight="bold" officeooo:rsid="00145cc6" officeooo:paragraph-rsid="00145cc6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style:font-name="Ubuntu" fo:font-size="15pt" style:text-underline-style="none" fo:font-weight="bold" officeooo:rsid="0014aff7" officeooo:paragraph-rsid="0014aff7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5pt" style:text-underline-style="none" fo:font-weight="bold" officeooo:rsid="0015fbb4" officeooo:paragraph-rsid="0015fbb4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0145cc6" officeooo:paragraph-rsid="00145cc6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officeooo:rsid="00145cc6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officeooo:rsid="00145cc6" officeooo:paragraph-rsid="00145cc6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officeooo:rsid="0015fbb4" officeooo:paragraph-rsid="0015fbb4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style:font-name="Ubuntu" fo:font-size="15pt" style:text-underline-style="none" fo:font-weight="bold" officeooo:rsid="00145cc6" officeooo:paragraph-rsid="00145cc6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style:font-name="Ubuntu" fo:font-size="15pt" style:text-underline-style="none" fo:font-weight="bold" officeooo:rsid="0014aff7" officeooo:paragraph-rsid="0014aff7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officeooo:rsid="0014aff7" officeooo:paragraph-rsid="00145cc6" style:font-size-asian="13.1000003814697pt" style:font-weight-asian="bold" style:font-size-complex="1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isual Programming Q&amp;A</text:p>
      <text:p text:style-name="P1"/>
      <text:p text:style-name="P7">2018 Spring</text:p>
      <text:p text:style-name="P5"/>
      <text:p text:style-name="P2">1 a) What do you mean by .Net? Briefly explain .Net Framework.</text:p>
      <text:p text:style-name="P2"/>
      <text:p text:style-name="P2">1 b) What is Dim statement in VB.NET? How we use this statement and explain the scope and lifetime of variable with suitable example.</text:p>
      <text:p text:style-name="P2">2 a) Differentiate between subroutine and a function. Write a function that accepts an array of numbers as arguments and returns the maximum number.</text:p>
      <text:p text:style-name="P2">2 b) Briefly explain any 3 types of control flow statements in vb.net with example.</text:p>
      <text:p text:style-name="P2">3 a) Define exception handling in vb.net. Explain structured exception with example.</text:p>
      <text:p text:style-name="P2">3 b) Describe about class, object, constructor and destructor.</text:p>
      <text:p text:style-name="P2">4 a) Define method overloading and method overriding in vb.net with example.</text:p>
      <text:p text:style-name="P2">4 b) Briefly explain any five components of Form with their properties.</text:p>
      <text:p text:style-name="P2">5 a) What do you mean by stream reader and stream writer? Write a program for reading text file and displaying on system.</text:p>
      <text:p text:style-name="P2">5 b) What do you mean by timer? Explain about properties, methods and events with suitable example.</text:p>
      <text:p text:style-name="P2">6 a) Define ADO.Net. Briefly explain architecture of ado.net.</text:p>
      <text:p text:style-name="P2">6 b) Design a student registration form layout in vb.net with Name, Address and Faculty. WAP to store above attributes on database and display on gird view.</text:p>
      <text:p text:style-name="P2">7. Write short notes on any two:</text:p>
      <text:p text:style-name="P2">a) Enumeration</text:p>
      <text:p text:style-name="P2">b) Multiple Catch in exceptional handling</text:p>
      <text:p text:style-name="P2">c) OLEDB</text:p>
      <text:p text:style-name="P2"/>
      <text:p text:style-name="P1"/>
      <text:p text:style-name="P11">Fall 2018</text:p>
      <text:p text:style-name="P11"/>
      <text:p text:style-name="P3">1 a) What do you mean by IDE? Why VB is called Integrated Development Environment?</text:p>
      <text:p text:style-name="P3">1 a) Differentiate between Global and Local variable. Explain with suitable examples.</text:p>
      <text:p text:style-name="P3">2 a) Differentiate between subroutine and a function. Write a function that accepts an array of numbers as arguments and returns the maximum number.</text:p>
      <text:p text:style-name="P3">2 b) What do you mean by error and exception? How exceptions are handled in VB.Net?</text:p>
      <text:p text:style-name="P3">3 a) Describe about class, object, constructor and destructor.</text:p>
      <text:p text:style-name="P3">3 b) Differentiate between Overloading and Overriding in VB.net.</text:p>
      <text:p text:style-name="P3">4 a) What is loop? Write a program to find the sum of the even numbers up to 100 using for loop.</text:p>
      <text:p text:style-name="P3">4 b) What do you mean by MDI and SDI? Write about components of Windows Forms.</text:p>
      <text:p text:style-name="P3">5 a) Explain the terms: Label, Text Box, Rich Text Box and Radio Button.</text:p>
      <text:p text:style-name="P3">5 b) Differentiate between sequential Access and Random Access File. Write a module to insert text into a file.</text:p>
      <text:p text:style-name="P3">6 a) Explain ADO.Net Architecture with necessary block diagram.</text:p>
      <text:p text:style-name="P3">6 b) Differentiate between OLEDB and SQLDB. Write a configuration code for connecting a database with VB application.</text:p>
      <text:p text:style-name="P3">7. Write short notes on any two:</text:p>
      <text:p text:style-name="P3">a. Access Modifiers</text:p>
      <text:p text:style-name="P3">b. Module Scope and Namespace Scope</text:p>
      <text:p text:style-name="P3">c. Creating a MDI application</text:p>
      <text:p text:style-name="P3"/>
      <text:p text:style-name="P8">Fall 2017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4T11:09:01.332383054</meta:creation-date>
    <meta:generator>LibreOffice/6.4.2.2$Linux_X86_64 LibreOffice_project/40$Build-2</meta:generator>
    <dc:date>2020-04-01T17:42:56.863018837</dc:date>
    <meta:editing-duration>PT1H17M33S</meta:editing-duration>
    <meta:editing-cycles>5</meta:editing-cycles>
    <meta:document-statistic meta:table-count="0" meta:image-count="0" meta:object-count="0" meta:page-count="1" meta:paragraph-count="36" meta:word-count="426" meta:character-count="2478" meta:non-whitespace-character-count="2088"/>
  </office:meta>
</office:document-meta>
</file>